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Object 13/settings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meta.xml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draw:fill="none" draw:ole-draw-aspect="1" style:protect="size"/>
    </style:style>
    <style:style style:name="gr3" style:family="graphic" style:parent-style-name="standard">
      <style:graphic-properties svg:stroke-width="0.102cm" draw:marker-start-width="0.609cm" draw:marker-end-width="0.609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051cm" draw:marker-start-width="0.457cm" draw:marker-end="Arrow" draw:marker-end-width="0.457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457cm" draw:marker-end-width="0.457cm" draw:fill-color="#000000" draw:opacity="100%" draw:textarea-horizontal-align="center" draw:textarea-vertical-align="middle" fo:padding-top="0.15cm" fo:padding-bottom="0.15cm" fo:padding-left="0.275cm" fo:padding-right="0.275cm" draw:shadow-opacity="100%"/>
    </style:style>
    <style:style style:name="gr6" style:family="graphic" style:parent-style-name="standard">
      <style:graphic-properties draw:fill="solid" draw:fill-color="#000000" draw:textarea-horizontal-align="center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objectwithoutfill">
      <style:graphic-properties draw:stroke="dash" draw:stroke-dash="Ultrafine_20_2_20_Dots_20_3_20_Dashes" draw:marker-start="Arrow" draw:marker-end="Arrow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3.334cm"/>
    </style:style>
    <style:style style:name="gr10" style:family="graphic" style:parent-style-name="standard">
      <style:graphic-properties svg:stroke-width="0.152cm" draw:marker-start-width="0.527cm" draw:marker-end-width="0.527cm" draw:fill="solid" draw:fill-color="#c5000b" draw:textarea-horizontal-align="center" draw:textarea-vertical-align="middle" fo:padding-top="0.2cm" fo:padding-bottom="0.2cm" fo:padding-left="0.325cm" fo:padding-right="0.325cm"/>
    </style:style>
    <style:style style:name="gr11" style:family="graphic" style:parent-style-name="objectwithoutfill">
      <style:graphic-properties draw:stroke="dash" draw:stroke-dash="Ultrafine_20_2_20_Dots_20_3_20_Dashes" svg:stroke-width="0.051cm" draw:marker-start="Arrowheads_20_2" draw:marker-start-width="0.376cm" draw:marker-end="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Fine_20_Dashed_20__28_var_29_" svg:stroke-width="0.051cm" draw:marker-start-width="0.457cm" draw:marker-end-width="0.457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draw:marker-start="Arrowheads_20_2" draw:marker-start-width="0.376cm" draw:marker-end="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5.884cm" svg:y1="12.777cm" svg:x2="5.91cm" svg:y2="4.673cm">
          <text:p/>
        </draw:line>
        <draw:line draw:style-name="gr1" draw:text-style-name="P1" draw:layer="layout" svg:x1="5.913cm" svg:y1="12.777cm" svg:x2="20.192cm" svg:y2="12.788cm">
          <text:p/>
        </draw:line>
        <draw:frame draw:style-name="gr2" draw:layer="layout" svg:width="0.84cm" svg:height="0.752cm" svg:x="4.977cm" svg:y="4.712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2" draw:layer="layout" svg:width="0.7cm" svg:height="0.753cm" svg:x="19.584cm" svg:y="11.719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circle draw:style-name="gr3" draw:text-style-name="P1" draw:layer="layout" svg:width="3.226cm" svg:height="3.226cm" draw:transform="rotate (0.317824456788107) translate (7.514cm 8.06cm)">
          <text:p/>
        </draw:circle>
        <draw:line draw:style-name="gr4" draw:text-style-name="P1" draw:layer="layout" svg:x1="8.275cm" svg:y1="11.611cm" svg:x2="10.944cm" svg:y2="6.3cm">
          <text:p/>
        </draw:line>
        <draw:line draw:style-name="gr4" draw:text-style-name="P1" draw:layer="layout" svg:x1="6.826cm" svg:y1="7.642cm" svg:x2="12.509cm" svg:y2="10.687cm">
          <text:p/>
        </draw:line>
        <draw:rect draw:style-name="gr5" draw:text-style-name="P1" draw:layer="layout" svg:width="2.28cm" svg:height="0.28cm" draw:transform="rotate (1.10322262018541) translate (7.336cm 9.215cm)">
          <text:p/>
        </draw:rect>
        <draw:rect draw:style-name="gr5" draw:text-style-name="P1" draw:layer="layout" svg:width="2.28cm" svg:height="0.28cm" draw:transform="rotate (1.10322262018541) translate (10.46cm 10.872cm)">
          <text:p/>
        </draw:rect>
        <draw:ellipse draw:style-name="gr6" draw:text-style-name="P1" draw:layer="layout" svg:width="0.231cm" svg:height="0.257cm" svg:x="9.456cm" svg:y="8.96cm">
          <text:p/>
        </draw:ellipse>
        <draw:line draw:style-name="gr7" draw:text-style-name="P1" draw:layer="layout" svg:x1="5.882cm" svg:y1="12.807cm" svg:x2="9.429cm" svg:y2="9.12cm">
          <text:p/>
        </draw:line>
        <draw:line draw:style-name="gr7" draw:text-style-name="P1" draw:layer="layout" svg:x1="5.921cm" svg:y1="12.744cm" svg:x2="17.123cm" svg:y2="11.319cm">
          <text:p/>
        </draw:line>
        <draw:line draw:style-name="gr8" draw:text-style-name="P1" draw:layer="layout" svg:x1="9.684cm" svg:y1="9.082cm" svg:x2="17.198cm" svg:y2="11.09cm">
          <text:p/>
        </draw:line>
        <draw:frame draw:style-name="gr2" draw:layer="layout" svg:width="0.68cm" svg:height="1.247cm" svg:x="13.445cm" svg:y="10.453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frame draw:style-name="gr2" draw:layer="layout" svg:width="0.76cm" svg:height="1.257cm" svg:x="6.961cm" svg:y="9.621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frame draw:style-name="gr2" draw:layer="layout" svg:width="0.582cm" svg:height="0.787cm" svg:x="13.672cm" svg:y="9.126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9" draw:text-style-name="P2" draw:layer="layout" svg:width="3.834cm" svg:height="1.191cm" svg:x="15.947cm" svg:y="9.972cm">
          <draw:text-box>
            <text:p text:style-name="P1"><text:span text:style-name="T1">Препятствие</text:span></text:p>
          </draw:text-box>
        </draw:frame>
        <draw:rect draw:style-name="gr10" draw:text-style-name="P1" draw:layer="layout" svg:width="0.778cm" svg:height="0.752cm" svg:x="17.108cm" svg:y="10.837cm">
          <text:p/>
        </draw:rect>
        <draw:path draw:style-name="gr11" draw:text-style-name="P1" draw:layer="layout" svg:width="1.856cm" svg:height="2.338cm" svg:x="10.385cm" svg:y="7.395cm" svg:viewBox="0 0 1857 2339" svg:d="M1857 2339c-839-2339-1857-2339-1857-2339">
          <text:p/>
        </draw:path>
        <draw:frame draw:style-name="gr2" draw:layer="layout" svg:width="0.64cm" svg:height="0.774cm" svg:x="11.893cm" svg:y="7.422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line draw:style-name="gr12" draw:text-style-name="P1" draw:layer="layout" svg:x1="9.595cm" svg:y1="12.788cm" svg:x2="9.583cm" svg:y2="4.728cm">
          <text:p/>
        </draw:line>
        <draw:frame draw:style-name="gr2" draw:layer="layout" svg:width="0.487cm" svg:height="0.619cm" svg:x="9.884cm" svg:y="6.17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path draw:style-name="gr13" draw:text-style-name="P1" draw:layer="layout" svg:width="0.895cm" svg:height="0.26cm" svg:x="9.585cm" svg:y="6.956cm" svg:viewBox="0 0 896 261" svg:d="M896 261c-405-261-896-261-896-26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9T16:23:15.92</meta:creation-date>
    <dc:date>2023-04-17T01:44:11</dc:date>
    <meta:editing-duration>P2DT7H21M43S</meta:editing-duration>
    <meta:editing-cycles>34</meta:editing-cycles>
    <meta:generator>OpenOffice/4.1.13$Unix OpenOffice.org_project/4113m1$Build-9810</meta:generator>
    <dc:creator>Vlad Maximov</dc:creator>
    <meta:document-statistic meta:object-count="23"/>
  </office:meta>
</office:document-meta>
</file>

<file path=Object 1/content.xml><?xml version="1.0" encoding="utf-8"?>
<math xmlns="http://www.w3.org/1998/Math/MathML">
  <semantics>
    <mrow>
      <mi>X</mi>
    </mrow>
    <annotation encoding="StarMath 5.0">X</annotation>
  </semantics>
</math>
</file>

<file path=Object 12/content.xml><?xml version="1.0" encoding="utf-8"?>
<math xmlns="http://www.w3.org/1998/Math/MathML">
  <semantics>
    <mrow>
      <msub>
        <mrow>
          <mi>r</mi>
        </mrow>
        <mi>t</mi>
      </msub>
    </mrow>
    <annotation encoding="StarMath 5.0">{r}_t</annotation>
  </semantics>
</math>
</file>

<file path=Object 13/content.xml><?xml version="1.0" encoding="utf-8"?>
<math xmlns="http://www.w3.org/1998/Math/MathML">
  <semantics>
    <mrow>
      <msub>
        <mrow>
          <mi>r</mi>
        </mrow>
        <mi>o</mi>
      </msub>
    </mrow>
    <annotation encoding="StarMath 5.0">{r}_o</annotation>
  </semantics>
</math>
</file>

<file path=Object 2/content.xml><?xml version="1.0" encoding="utf-8"?>
<math xmlns="http://www.w3.org/1998/Math/MathML">
  <semantics>
    <mrow>
      <mi>Y</mi>
    </mrow>
    <annotation encoding="StarMath 5.0">Y</annotation>
  </semantics>
</math>
</file>

<file path=Object 3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4/content.xml><?xml version="1.0" encoding="utf-8"?>
<math xmlns="http://www.w3.org/1998/Math/MathML">
  <semantics>
    <mrow>
      <mrow>
        <mo stretchy="false">θ</mo>
      </mrow>
    </mrow>
    <annotation encoding="StarMath 5.0">{%theta}</annotation>
  </semantics>
</math>
</file>

<file path=Object 7/content.xml><?xml version="1.0" encoding="utf-8"?>
<math xmlns="http://www.w3.org/1998/Math/MathML">
  <semantics>
    <mrow>
      <mo stretchy="false">ρ</mo>
    </mrow>
    <annotation encoding="StarMath 5.0">%rho</annotation>
  </semantics>
</math>
</file>